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3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4" style:family="paragraph">
      <loext:graphic-properties draw:fill="none"/>
    </style:style>
    <style:style style:name="P5" style:family="paragraph">
      <style:paragraph-properties fo:margin-left="0in" fo:margin-right="0in" fo:line-height="100%" fo:text-indent="0in"/>
      <style:text-properties fo:color="#000000" style:font-name="Geneva" fo:font-size="10pt" style:font-name-asian="Geneva" style:font-size-asian="10pt" style:font-name-complex="Geneva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style:style style:name="T2" style:family="text">
      <style:text-properties fo:color="#000000" style:font-name="Geneva" fo:font-size="10pt" fo:font-style="italic" style:font-name-asian="Geneva" style:font-size-asian="10pt" style:font-style-asian="italic" style:font-name-complex="Geneva" style:font-size-complex="10pt" style:font-style-complex="italic"/>
    </style:style>
    <style:style style:name="T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fo:color="#000000" style:font-name="Geneva" fo:font-size="10pt" fo:font-style="italic" style:font-name-asian="Geneva" style:font-size-asian="10pt" style:font-style-asian="italic" style:font-name-complex="Geneva" style:font-style-complex="italic"/>
    </style:style>
    <style:style style:name="fr1" style:family="graphic" style:parent-style-name="GraphicStyle_5f_0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  <style:style style:name="gr1" style:family="graphic">
      <style:graphic-properties draw:stroke="solid" svg:stroke-width="0.0138in" svg:stroke-color="#000000" draw:fill="none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0" text:anchor-type="page" text:anchor-page-number="1" svg:x="0.9445in" svg:y="0.6945in" svg:width="0.8752in" svg:height="0.25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1" text:anchor-type="page" text:anchor-page-number="1" svg:x="0.4445in" svg:y="1.0693in" svg:width="1.75in" svg:height="0.25in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1" draw:name="Object2" text:anchor-type="page" text:anchor-page-number="1" svg:x="0.4445in" svg:y="1.4445in" svg:width="1.75in" svg:height="0.25in" draw:z-index="2">
        <draw:object xlink:href="./Object 3" xlink:type="simple" xlink:show="embed" xlink:actuate="onLoad"/>
        <draw:image xlink:href="./ObjectReplacements/Object 3" xlink:type="simple" xlink:show="embed" xlink:actuate="onLoad"/>
      </draw:frame>
      <draw:line text:anchor-type="page" text:anchor-page-number="1" draw:z-index="3" draw:style-name="gr1" draw:text-style-name="P4" svg:x1="1.6665in" svg:y1="0.7917in" svg:x2="2.2917in" svg:y2="0.7917in">
        <text:p/>
      </draw:line>
      <text:p text:style-name="P3"><draw:frame text:anchor-type="paragraph" draw:z-index="4" draw:name="Shape1" draw:style-name="gr2" draw:text-style-name="P6" svg:width="1.8185in" svg:height="0.4169in" svg:x="2.1083in" svg:y="0.4472in"><draw:text-box><text:p text:style-name="P5">An object’s label consists</text:p><text:p text:style-name="P5">of its <text:span text:style-name="T4">id</text:span> <text:s/>and its <text:span text:style-name="T4">type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7-13T23:37:19.703538000</dc:date>
    <meta:editing-duration>PT4M57S</meta:editing-duration>
    <meta:editing-cycles>1</meta:editing-cycles>
    <meta:document-statistic meta:table-count="0" meta:image-count="0" meta:object-count="3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6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2pt" style:text-underline-style="solid" style:text-underline-width="auto" style:text-underline-color="font-color" style:font-name-asian="Geneva" style:font-size-asian="12pt" style:font-name-complex="Geneva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2.223cm" svg:height="0.635cm" svg:x="0cm" svg:y="0cm">
          <text:p/>
        </draw:rect>
        <draw:frame draw:style-name="gr2" draw:text-style-name="P3" draw:layer="layout" svg:width="1.517cm" svg:height="0.6cm" svg:x="0.318cm" svg:y="0cm">
          <draw:text-box>
            <text:p text:style-name="P2"><text:span text:style-name="T1">id:Typ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223cm" fo:page-height="0.6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6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2pt" style:text-underline-style="solid" style:text-underline-width="auto" style:text-underline-color="font-color" style:font-name-asian="Geneva" style:font-size-asian="12pt" style:font-name-complex="Geneva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4.445cm" svg:height="0.635cm" svg:x="0cm" svg:y="0cm">
          <text:p/>
        </draw:rect>
        <draw:frame draw:style-name="gr2" draw:text-style-name="P3" draw:layer="layout" svg:width="1.058cm" svg:height="0.6cm" svg:x="1.588cm" svg:y="0cm">
          <draw:text-box>
            <text:p text:style-name="P2"><text:span text:style-name="T1">:ATM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445cm" fo:page-height="0.6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6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12pt" style:text-underline-style="solid" style:text-underline-width="auto" style:text-underline-color="font-color" style:font-name-asian="Geneva" style:font-size-asian="12pt" style:font-name-complex="Geneva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4.445cm" svg:height="0.635cm" svg:x="0cm" svg:y="0cm">
          <text:p/>
        </draw:rect>
        <draw:frame draw:style-name="gr2" draw:text-style-name="P3" draw:layer="layout" svg:width="3.881cm" svg:height="0.6cm" svg:x="0.318cm" svg:y="0cm">
          <draw:text-box>
            <text:p text:style-name="P2"><text:span text:style-name="T1">pawn1:ChessPie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445cm" fo:page-height="0.6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